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d2782"/>
    </style:style>
    <style:style style:name="P2" style:family="paragraph" style:parent-style-name="Heading_20_3">
      <style:text-properties officeooo:paragraph-rsid="000d2782"/>
    </style:style>
    <style:style style:name="P3" style:family="paragraph" style:parent-style-name="Horizontal_20_Line">
      <style:text-properties officeooo:paragraph-rsid="000d2782"/>
    </style:style>
    <style:style style:name="P4" style:family="paragraph" style:parent-style-name="Preformatted_20_Text">
      <style:text-properties officeooo:paragraph-rsid="000d2782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0d2782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>
      <style:text-properties officeooo:paragraph-rsid="000d2782"/>
    </style:style>
    <style:style style:name="P19" style:family="paragraph" style:parent-style-name="Text_20_body">
      <style:text-properties officeooo:paragraph-rsid="000d2782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3">
      <style:paragraph-properties fo:margin-top="0cm" fo:margin-bottom="0cm" loext:contextual-spacing="false"/>
    </style:style>
    <style:style style:name="P23" style:family="paragraph" style:parent-style-name="Text_20_body" style:list-style-name="L4">
      <style:paragraph-properties fo:margin-top="0cm" fo:margin-bottom="0cm" loext:contextual-spacing="false"/>
    </style:style>
    <style:style style:name="P24" style:family="paragraph" style:parent-style-name="Text_20_body" style:list-style-name="L5">
      <style:paragraph-properties fo:margin-top="0cm" fo:margin-bottom="0cm" loext:contextual-spacing="false"/>
    </style:style>
    <style:style style:name="P25" style:family="paragraph" style:parent-style-name="Text_20_body" style:list-style-name="L6">
      <style:paragraph-properties fo:margin-top="0cm" fo:margin-bottom="0cm" loext:contextual-spacing="false"/>
    </style:style>
    <style:style style:name="P26" style:family="paragraph" style:parent-style-name="Text_20_body" style:list-style-name="L7">
      <style:paragraph-properties fo:margin-top="0cm" fo:margin-bottom="0cm" loext:contextual-spacing="false"/>
    </style:style>
    <style:style style:name="P27" style:family="paragraph" style:parent-style-name="Text_20_body" style:list-style-name="L8">
      <style:paragraph-properties fo:margin-top="0cm" fo:margin-bottom="0cm" loext:contextual-spacing="false"/>
    </style:style>
    <style:style style:name="P28" style:family="paragraph" style:parent-style-name="Text_20_body" style:list-style-name="L9">
      <style:paragraph-properties fo:margin-top="0cm" fo:margin-bottom="0cm" loext:contextual-spacing="false"/>
    </style:style>
    <style:style style:name="P29" style:family="paragraph" style:parent-style-name="Text_20_body" style:list-style-name="L10">
      <style:paragraph-properties fo:margin-top="0cm" fo:margin-bottom="0cm" loext:contextual-spacing="false"/>
    </style:style>
    <style:style style:name="P30" style:family="paragraph" style:parent-style-name="Text_20_body" style:list-style-name="L11">
      <style:paragraph-properties fo:margin-top="0cm" fo:margin-bottom="0cm" loext:contextual-spacing="false"/>
    </style:style>
    <style:style style:name="P31" style:family="paragraph" style:parent-style-name="Text_20_body" style:list-style-name="L12">
      <style:paragraph-properties fo:margin-top="0cm" fo:margin-bottom="0cm" loext:contextual-spacing="false"/>
    </style:style>
    <style:style style:name="P32" style:family="paragraph" style:parent-style-name="Text_20_body" style:list-style-name="L12">
      <style:paragraph-properties fo:margin-top="0cm" fo:margin-bottom="0cm" loext:contextual-spacing="false"/>
      <style:text-properties officeooo:paragraph-rsid="000d2782"/>
    </style:style>
    <style:style style:name="T1" style:family="text">
      <style:text-properties officeooo:rsid="0002cea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"Real-time Analytics Engine" is an excellent project idea that aligns well with the expectations of a Master's in Computer Science program, including Harvard's. This project involves the development of a sophisticated system that integrates various computer science concepts and technologies. Here's a breakdown of how you can approach this project:</text:p>
      <text:h text:style-name="Heading_20_3" text:outline-level="3">Project Overview:</text:h>
      <text:p text:style-name="Text_20_body"><text:span text:style-name="Strong_20_Emphasis">Title:</text:span> Real-time Analytics Engine</text:p>
      <text:h text:style-name="Heading_20_3" text:outline-level="3">Project Components:</text:h>
      <text:list xml:id="list3101667447" text:style-name="L1">
        <text:list-item>
          <text:p text:style-name="P7"><text:span text:style-name="Strong_20_Emphasis">In-Memory Database:</text:span></text:p>
          <text:list>
            <text:list-item>
              <text:p text:style-name="P20">Design and implement an in-memory database system that efficiently stores and manages data.</text:p>
            </text:list-item>
            <text:list-item>
              <text:p text:style-name="P20">Utilize B-trees for indexing and organizing data structures, ensuring fast retrieval and insertion.</text:p>
            </text:list-item>
          </text:list>
        </text:list-item>
        <text:list-item>
          <text:p text:style-name="P7"><text:span text:style-name="Strong_20_Emphasis">Streaming Data Processing:</text:span></text:p>
          <text:list>
            <text:list-item>
              <text:p text:style-name="P20">Implement a mechanism for handling and processing streaming data in real-time.</text:p>
            </text:list-item>
            <text:list-item>
              <text:p text:style-name="P20">Explore techniques such as windowing, buffering, and data eviction to manage the continuous flow of incoming data.</text:p>
            </text:list-item>
          </text:list>
        </text:list-item>
        <text:list-item>
          <text:p text:style-name="P7"><text:span text:style-name="Strong_20_Emphasis">Concurrency and Parallelism:</text:span></text:p>
          <text:list>
            <text:list-item>
              <text:p text:style-name="P20">Ensure the system is capable of handling concurrent requests and processing data in parallel.</text:p>
            </text:list-item>
            <text:list-item>
              <text:p text:style-name="P20">Implement threading or other concurrency mechanisms to optimize resource utilization.</text:p>
            </text:list-item>
          </text:list>
        </text:list-item>
        <text:list-item>
          <text:p text:style-name="P7"><text:span text:style-name="Strong_20_Emphasis">Query Language and Optimization:</text:span></text:p>
          <text:list>
            <text:list-item>
              <text:p text:style-name="P20">Design a query language that allows users to perform real-time analytics queries.</text:p>
            </text:list-item>
            <text:list-item>
              <text:p text:style-name="P20">Implement query optimization strategies to improve the efficiency of query execution.</text:p>
            </text:list-item>
          </text:list>
        </text:list-item>
        <text:list-item>
          <text:p text:style-name="P7"><text:span text:style-name="Strong_20_Emphasis">Integration of Analytics Algorithms:</text:span></text:p>
          <text:list>
            <text:list-item>
              <text:p text:style-name="P20">Integrate algorithms for real-time analytics, such as aggregation functions, statistical analysis, or machine learning models.</text:p>
            </text:list-item>
            <text:list-item>
              <text:p text:style-name="P20">Ensure the engine can perform computations on streaming data with low latency.</text:p>
            </text:list-item>
          </text:list>
        </text:list-item>
        <text:list-item>
          <text:p text:style-name="P7"><text:span text:style-name="Strong_20_Emphasis">Fault Tolerance:</text:span></text:p>
          <text:list>
            <text:list-item>
              <text:p text:style-name="P20">Implement fault tolerance mechanisms to handle potential failures in the system.</text:p>
            </text:list-item>
            <text:list-item>
              <text:p text:style-name="P20">Explore techniques like replication, data sharding, or checkpointing for data recovery.</text:p>
            </text:list-item>
          </text:list>
        </text:list-item>
        <text:list-item>
          <text:p text:style-name="P7"><text:span text:style-name="Strong_20_Emphasis">API and User Interface:</text:span></text:p>
          <text:list>
            <text:list-item>
              <text:p text:style-name="P20">Develop an API that allows users to interact with the analytics engine programmatically.</text:p>
            </text:list-item>
            <text:list-item>
              <text:p text:style-name="P7">Create a user-friendly interface for executing queries and visualizing real-time analytics results.</text:p>
            </text:list-item>
          </text:list>
        </text:list-item>
      </text:list>
      <text:h text:style-name="Heading_20_3" text:outline-level="3"><text:soft-page-break/>Expected Outcomes:</text:h>
      <text:list xml:id="list2977135291" text:style-name="L2">
        <text:list-item>
          <text:p text:style-name="P8"><text:span text:style-name="Strong_20_Emphasis">Efficient Real-time Analytics:</text:span></text:p>
          <text:list>
            <text:list-item>
              <text:p text:style-name="P21">The system should be capable of providing analytics results with low latency, even when dealing with large volumes of streaming data.</text:p>
            </text:list-item>
          </text:list>
        </text:list-item>
        <text:list-item>
          <text:p text:style-name="P8"><text:span text:style-name="Strong_20_Emphasis">Scalability:</text:span></text:p>
          <text:list>
            <text:list-item>
              <text:p text:style-name="P21">Design the system to scale horizontally to handle increased loads and growing datasets.</text:p>
            </text:list-item>
          </text:list>
        </text:list-item>
        <text:list-item>
          <text:p text:style-name="P8"><text:span text:style-name="Strong_20_Emphasis">Documentation:</text:span></text:p>
          <text:list>
            <text:list-item>
              <text:p text:style-name="P21">Thoroughly document the design choices, algorithms, and implementation details of the analytics engine.</text:p>
            </text:list-item>
          </text:list>
        </text:list-item>
        <text:list-item>
          <text:p text:style-name="P8"><text:span text:style-name="Strong_20_Emphasis">Performance Metrics:</text:span></text:p>
          <text:list>
            <text:list-item>
              <text:p text:style-name="P8">Define and measure performance metrics, such as query execution time, resource utilization, and scalability benchmarks.</text:p>
            </text:list-item>
          </text:list>
        </text:list-item>
      </text:list>
      <text:h text:style-name="Heading_20_3" text:outline-level="3">Technologies:</text:h>
      <text:list xml:id="list625196448" text:style-name="L3">
        <text:list-item>
          <text:p text:style-name="P22">Programming Language: Choose a language like Python, Java, or C++ based on your familiarity and the performance requirements.</text:p>
        </text:list-item>
        <text:list-item>
          <text:p text:style-name="P22">Database: Implement the in-memory database using B-trees and other appropriate data structures.</text:p>
        </text:list-item>
        <text:list-item>
          <text:p text:style-name="P22">Streaming Framework: Consider using frameworks like Apache Kafka or Apache Flink for handling streaming data.</text:p>
        </text:list-item>
        <text:list-item>
          <text:p text:style-name="P22">Concurrency: Utilize threading, multiprocessing, or other concurrency models.</text:p>
        </text:list-item>
        <text:list-item>
          <text:p text:style-name="P9">Query Language: Design a SQL-like query language for interacting with the analytics engine.</text:p>
        </text:list-item>
      </text:list>
      <text:h text:style-name="Heading_20_3" text:outline-level="3">Python Real-time Analytics Engine</text:h>
      <text:h text:style-name="Heading_20_4" text:outline-level="4">Components:</text:h>
      <text:list xml:id="list1422846526" text:style-name="L4">
        <text:list-item>
          <text:p text:style-name="P10"><text:span text:style-name="Strong_20_Emphasis">In-Memory Database (B-trees):</text:span></text:p>
          <text:list>
            <text:list-item>
              <text:p text:style-name="P23">Utilize Python's built-in data structures or libraries for managing in-memory data structures.</text:p>
            </text:list-item>
            <text:list-item>
              <text:p text:style-name="P23">Explore the <text:span text:style-name="Source_20_Text">bintrees</text:span> library for B-trees implementation.</text:p>
            </text:list-item>
          </text:list>
        </text:list-item>
        <text:list-item>
          <text:p text:style-name="P10"><text:span text:style-name="Strong_20_Emphasis">Streaming Data Processing:</text:span></text:p>
          <text:list>
            <text:list-item>
              <text:p text:style-name="P23">Use the <text:span text:style-name="Source_20_Text">pandas</text:span> library for handling data frames to simulate streaming data.</text:p>
            </text:list-item>
            <text:list-item>
              <text:p text:style-name="P23">Implement a streaming mechanism using Python generators or libraries like <text:span text:style-name="Source_20_Text">RxPY</text:span> for reactive programming.</text:p>
            </text:list-item>
          </text:list>
        </text:list-item>
        <text:list-item>
          <text:p text:style-name="P10"><text:span text:style-name="Strong_20_Emphasis">Concurrency and Parallelism:</text:span></text:p>
          <text:list>
            <text:list-item>
              <text:p text:style-name="P23">Leverage Python's <text:span text:style-name="Source_20_Text">asyncio</text:span> library for handling concurrent requests and asynchronous processing.</text:p>
            </text:list-item>
            <text:list-item>
              <text:p text:style-name="P23">Implement parallel processing using Python's <text:span text:style-name="Source_20_Text">multiprocessing</text:span> module.</text:p>
            </text:list-item>
          </text:list>
        </text:list-item>
        <text:list-item>
          <text:p text:style-name="P10"><text:span text:style-name="Strong_20_Emphasis">Query Language and Optimization:</text:span></text:p>
          <text:list>
            <text:list-item>
              <text:p text:style-name="P23"><text:soft-page-break/>Design a custom query language or use a simplified SQL-like syntax for querying.</text:p>
            </text:list-item>
            <text:list-item>
              <text:p text:style-name="P23">Implement query optimization by pre-analyzing and restructuring queries for better execution.</text:p>
            </text:list-item>
          </text:list>
        </text:list-item>
        <text:list-item>
          <text:p text:style-name="P10"><text:span text:style-name="Strong_20_Emphasis">Integration of Analytics Algorithms:</text:span></text:p>
          <text:list>
            <text:list-item>
              <text:p text:style-name="P23">Utilize libraries like <text:span text:style-name="Source_20_Text">numpy</text:span> and <text:span text:style-name="Source_20_Text">scikit-learn</text:span> for implementing real-time analytics algorithms.</text:p>
            </text:list-item>
            <text:list-item>
              <text:p text:style-name="P23">Incorporate basic statistical analysis functions for aggregation.</text:p>
            </text:list-item>
          </text:list>
        </text:list-item>
        <text:list-item>
          <text:p text:style-name="P10"><text:span text:style-name="Strong_20_Emphasis">Fault Tolerance:</text:span></text:p>
          <text:list>
            <text:list-item>
              <text:p text:style-name="P23">Implement fault tolerance using Python's <text:span text:style-name="Source_20_Text">try</text:span> and <text:span text:style-name="Source_20_Text">except</text:span> blocks.</text:p>
            </text:list-item>
            <text:list-item>
              <text:p text:style-name="P23">Explore data replication and error recovery strategies.</text:p>
            </text:list-item>
          </text:list>
        </text:list-item>
        <text:list-item>
          <text:p text:style-name="P10"><text:span text:style-name="Strong_20_Emphasis">API and User Interface:</text:span></text:p>
          <text:list>
            <text:list-item>
              <text:p text:style-name="P23">Develop a RESTful API using the <text:span text:style-name="Source_20_Text">Flask</text:span> framework.</text:p>
            </text:list-item>
            <text:list-item>
              <text:p text:style-name="P10">Create a simple command-line interface or a basic web interface using HTML/CSS and <text:span text:style-name="Source_20_Text">Flask</text:span>.</text:p>
            </text:list-item>
          </text:list>
        </text:list-item>
      </text:list>
      <text:p text:style-name="Standard"/>
      <text:h text:style-name="Heading_20_2" text:outline-level="2"><text:span text:style-name="T1">R</text:span>eal-Time Analytics Engine Project Specifications:</text:h>
      <text:p text:style-name="Text_20_body"><text:span text:style-name="Strong_20_Emphasis">Welcome, graduate students!</text:span> Today we embark on an exciting project: building a real-time analytics engine, leveraging in-memory storage and efficient data structures. This project demands ingenuity, optimization, and a deep understanding of data structures and algorithms. Are you ready?</text:p>
      <text:p text:style-name="Text_20_body"><text:span text:style-name="Strong_20_Emphasis">Project Goals:</text:span></text:p>
      <text:list xml:id="list2110202686" text:style-name="L5">
        <text:list-item>
          <text:p text:style-name="P24">Design and implement a database engine capable of ingesting and analyzing streaming data in real-time. </text:p>
        </text:list-item>
        <text:list-item>
          <text:p text:style-name="P24">Utilize B-trees as the primary indexing structure for efficient data retrieval and updates. </text:p>
        </text:list-item>
        <text:list-item>
          <text:p text:style-name="P24">Explore and consider incorporating other appropriate data structures (e.g., skip lists, Bloom filters) to optimize specific functionalities. </text:p>
        </text:list-item>
        <text:list-item>
          <text:p text:style-name="P24">Design query execution strategies that handle continuous data arrival and maintain accurate results. </text:p>
        </text:list-item>
        <text:list-item>
          <text:p text:style-name="P24">Implement mechanisms for efficient memory management and overflow handling. </text:p>
        </text:list-item>
        <text:list-item>
          <text:p text:style-name="P24">Address data consistency and fault tolerance for robust operation. </text:p>
        </text:list-item>
        <text:list-item>
          <text:p text:style-name="P11">Develop a flexible and user-friendly interface for data ingestion, query execution, and result retrieval. </text:p>
        </text:list-item>
      </text:list>
      <text:p text:style-name="Text_20_body"><text:span text:style-name="Strong_20_Emphasis">Deliverables:</text:span></text:p>
      <text:list xml:id="list100556268" text:style-name="L6">
        <text:list-item>
          <text:p text:style-name="P25"><text:span text:style-name="Strong_20_Emphasis">Written Proposal:</text:span> A detailed proposal outlining the design, algorithms, data structures, and expected performance of your engine. </text:p>
        </text:list-item>
        <text:list-item>
          <text:p text:style-name="P25"><text:span text:style-name="Strong_20_Emphasis">Implemented Engine:</text:span> A fully functional prototype of the real-time analytics engine, documented and ready for testing. </text:p>
        </text:list-item>
        <text:list-item>
          <text:p text:style-name="P25"><text:span text:style-name="Strong_20_Emphasis">Performance Evaluation:</text:span> Benchmarking against established systems or theoretical performance goals to demonstrate efficiency and scalability. </text:p>
        </text:list-item>
        <text:list-item>
          <text:p text:style-name="P12"><text:span text:style-name="Strong_20_Emphasis">Final Report:</text:span> A comprehensive report summarizing your design choices, implementation details, performance testing results, and potential future improvements. </text:p>
        </text:list-item>
      </text:list>
      <text:p text:style-name="Text_20_body"><text:soft-page-break/><text:span text:style-name="Strong_20_Emphasis">Evaluation Criteria:</text:span></text:p>
      <text:list xml:id="list2201137364" text:style-name="L7">
        <text:list-item>
          <text:p text:style-name="P26"><text:span text:style-name="Strong_20_Emphasis">Functionality:</text:span> Completeness and correctness of the implemented engine. </text:p>
        </text:list-item>
        <text:list-item>
          <text:p text:style-name="P26"><text:span text:style-name="Strong_20_Emphasis">Performance:</text:span> Efficiency in data ingestion, query execution, and memory management. </text:p>
        </text:list-item>
        <text:list-item>
          <text:p text:style-name="P26"><text:span text:style-name="Strong_20_Emphasis">Scalability:</text:span> Ability to handle increasing data volume and query complexity. </text:p>
        </text:list-item>
        <text:list-item>
          <text:p text:style-name="P26"><text:span text:style-name="Strong_20_Emphasis">Innovation:</text:span> Creativity and originality in utilizing data structures and algorithms. </text:p>
        </text:list-item>
        <text:list-item>
          <text:p text:style-name="P26"><text:span text:style-name="Strong_20_Emphasis">Documentation:</text:span> Clarity and comprehensiveness of technical documentation. </text:p>
        </text:list-item>
        <text:list-item>
          <text:p text:style-name="P13"><text:span text:style-name="Strong_20_Emphasis">Presentation:</text:span> Effective communication of your project idea, design, and results. </text:p>
        </text:list-item>
      </text:list>
      <text:p text:style-name="Text_20_body"><text:span text:style-name="Strong_20_Emphasis">Bonus Points:</text:span></text:p>
      <text:list xml:id="list2749106619" text:style-name="L8">
        <text:list-item>
          <text:p text:style-name="P27"><text:span text:style-name="Strong_20_Emphasis">Real-world application:</text:span> Demonstrate the use of your engine for a specific application or domain (e.g., financial trading, fraud detection, IoT analytics). </text:p>
        </text:list-item>
        <text:list-item>
          <text:p text:style-name="P27"><text:span text:style-name="Strong_20_Emphasis">Parallelism and concurrency:</text:span> Optimize your engine for multi-core processors or distributed systems. </text:p>
        </text:list-item>
        <text:list-item>
          <text:p text:style-name="P14"><text:span text:style-name="Strong_20_Emphasis">Fault tolerance and recovery mechanisms:</text:span> Implement mechanisms to handle system failures and data loss. </text:p>
        </text:list-item>
      </text:list>
      <text:p text:style-name="Text_20_body"><text:span text:style-name="Strong_20_Emphasis">Additional Resources:</text:span></text:p>
      <text:list xml:id="list3033714486" text:style-name="L9">
        <text:list-item>
          <text:p text:style-name="P28">Research papers on real-time database systems, in-memory databases, and streaming data analytics. </text:p>
        </text:list-item>
        <text:list-item>
          <text:p text:style-name="P28">Open-source projects like Apache Flink, Apache Kafka, and Cassandra. </text:p>
        </text:list-item>
        <text:list-item>
          <text:p text:style-name="P15">Textbooks on data structures and algorithms, database systems, and distributed computing. </text:p>
        </text:list-item>
      </text:list>
      <text:p text:style-name="Text_20_body"><text:span text:style-name="Strong_20_Emphasis">Timeline:</text:span></text:p>
      <text:list xml:id="list2999886851" text:style-name="L10">
        <text:list-item>
          <text:p text:style-name="P29">Proposal submission: 2 weeks from today. </text:p>
        </text:list-item>
        <text:list-item>
          <text:p text:style-name="P29">Prototype development: 6 weeks. </text:p>
        </text:list-item>
        <text:list-item>
          <text:p text:style-name="P16">Performance evaluation and final report: 2 weeks. </text:p>
        </text:list-item>
      </text:list>
      <text:p text:style-name="Text_20_body"><text:span text:style-name="Strong_20_Emphasis">Conclusion:</text:span></text:p>
      <text:p text:style-name="Text_20_body">This project provides a valuable opportunity to delve into the cutting-edge world of real-time analytics, combining theoretical knowledge with practical implementation. Embrace the challenge, push your boundaries, and remember, <text:span text:style-name="Strong_20_Emphasis">innovation starts with asking the right questions!</text:span> I, your professor and guide, am excited to witness your creative solutions and groundbreaking results. Now, go forth and build!</text:p>
      <text:p text:style-name="Text_20_body">Your project, focused on developing a real-time analytics engine for financial trading analysis, aligns well with the expectations of a Master's in Computer Science. Here are some reasons why your project is aligned with the expectations of a Master's program:</text:p>
      <text:list xml:id="list914028999" text:style-name="L11">
        <text:list-item>
          <text:p text:style-name="P17"><text:span text:style-name="Strong_20_Emphasis">Complexity and Depth of Implementation:</text:span></text:p>
          <text:list>
            <text:list-item>
              <text:p text:style-name="P30">Your project involves designing and implementing a sophisticated system that integrates various technologies and concepts, including real-time data processing, B-trees, streaming mechanisms, concurrency, analytics algorithms, and fault tolerance. This complexity is well-suited for a Master's-level project.</text:p>
            </text:list-item>
          </text:list>
        </text:list-item>
        <text:list-item>
          <text:p text:style-name="P17"><text:span text:style-name="Strong_20_Emphasis">Integration of Diverse Technologies:</text:span></text:p>
          <text:list>
            <text:list-item>
              <text:p text:style-name="P30">The project integrates a variety of technologies and libraries, such as Python, Flask, Pandas, NumPy, Scikit-learn, HTML/CSS, and more. This demonstrates a holistic <text:soft-page-break/>understanding of different tools and frameworks, showcasing a broad skill set expected at the Master's level.</text:p>
            </text:list-item>
          </text:list>
        </text:list-item>
        <text:list-item>
          <text:p text:style-name="P17"><text:span text:style-name="Strong_20_Emphasis">Data Structures and Algorithms:</text:span></text:p>
          <text:list>
            <text:list-item>
              <text:p text:style-name="P30">The use of B-trees for in-memory database management, exploration of additional data structures like skip lists and Bloom filters, and the emphasis on query optimization indicate a strong focus on data structures and algorithmic efficiency, which aligns with the academic expectations of a Master's program.</text:p>
            </text:list-item>
          </text:list>
        </text:list-item>
        <text:list-item>
          <text:p text:style-name="P17"><text:span text:style-name="Strong_20_Emphasis">Real-world Application:</text:span></text:p>
          <text:list>
            <text:list-item>
              <text:p text:style-name="P30">The application of your project in financial trading analysis adds a real-world dimension to the technical implementation. This practical application not only demonstrates technical skills but also an understanding of the broader context and potential impact of the developed system.</text:p>
            </text:list-item>
          </text:list>
        </text:list-item>
        <text:list-item>
          <text:p text:style-name="P17"><text:span text:style-name="Strong_20_Emphasis">Concurrency and Parallelism:</text:span></text:p>
          <text:list>
            <text:list-item>
              <text:p text:style-name="P30">Leveraging Python's asyncio for concurrent processing and Python's multiprocessing module for parallel processing reflects an understanding of advanced programming concepts, which are often emphasized in graduate-level computer science programs.</text:p>
            </text:list-item>
          </text:list>
        </text:list-item>
        <text:list-item>
          <text:p text:style-name="P17"><text:span text:style-name="Strong_20_Emphasis">Integration of Analytics Algorithms:</text:span></text:p>
          <text:list>
            <text:list-item>
              <text:p text:style-name="P30">The utilization of libraries like NumPy and Scikit-learn for implementing real-time analytics algorithms aligns well with the data science and machine learning aspects that are often covered in advanced computer science programs.</text:p>
            </text:list-item>
          </text:list>
        </text:list-item>
        <text:list-item>
          <text:p text:style-name="P17"><text:span text:style-name="Strong_20_Emphasis">Documentation and User Interface:</text:span></text:p>
          <text:list>
            <text:list-item>
              <text:p text:style-name="P30">The inclusion of documentation and the development of a user interface using Flask demonstrate not only technical competence but also an awareness of the importance of communication and usability aspects in software development.</text:p>
            </text:list-item>
          </text:list>
        </text:list-item>
        <text:list-item>
          <text:p text:style-name="P17"><text:span text:style-name="Strong_20_Emphasis">Project Goals and Objectives:</text:span></text:p>
          <text:list>
            <text:list-item>
              <text:p text:style-name="P17">Your project has well-defined goals and objectives, addressing key aspects such as efficient data retrieval, query execution strategies, memory management, fault tolerance, and a user-friendly interface. This aligns with the structured and goal-oriented approach expected in Master's-level projects.</text:p>
            </text:list-item>
          </text:list>
        </text:list-item>
      </text:list>
      <text:p text:style-name="Text_20_body">Certainly! Here's the documentation without images for easy copying:</text:p>
      <text:p text:style-name="P5">markdown</text:p>
      <text:p text:style-name="P4"><text:span text:style-name="Source_20_Text"># Financial Trading Analysis</text:span></text:p>
      <text:p text:style-name="P4"/>
      <text:p text:style-name="P4"><text:span text:style-name="Source_20_Text">Financial Trading Analysis is a real-time analytics engine designed for analyzing streaming market data in the context of financial trading. This project utilizes Python, Flask, and various libraries for streaming data processing, B-tree-based indexing, query execution, and integration of analytics algorithms.</text:span></text:p>
      <text:p text:style-name="P4"/>
      <text:p text:style-name="P4"><text:span text:style-name="Source_20_Text">## Table of Contents</text:span></text:p>
      <text:p text:style-name="P4"/>
      <text:p text:style-name="P4"><text:span text:style-name="Source_20_Text">1. [Installation](#1-installation)</text:span></text:p>
      <text:p text:style-name="P4"><text:span text:style-name="Source_20_Text">2. [Usage](#2-usage)</text:span></text:p>
      <text:p text:style-name="P4"><text:span text:style-name="Source_20_Text">3. [Project Structure](#3-project-structure)</text:span></text:p>
      <text:p text:style-name="P4"><text:span text:style-name="Source_20_Text">4. [API Documentation](#4-api-documentation)</text:span></text:p>
      <text:p text:style-name="P4"><text:span text:style-name="Source_20_Text">5. [Analytics Engine](#5-analytics-engine)</text:span></text:p>
      <text:p text:style-name="P4"><text:soft-page-break/><text:span text:style-name="Source_20_Text">6. [Contributing](#6-contributing)</text:span></text:p>
      <text:p text:style-name="P4"><text:span text:style-name="Source_20_Text">7. [License](#7-license)</text:span></text:p>
      <text:p text:style-name="P4"/>
      <text:p text:style-name="P4"><text:span text:style-name="Source_20_Text">---</text:span></text:p>
      <text:p text:style-name="P4"/>
      <text:p text:style-name="P4"><text:span text:style-name="Source_20_Text">## 1. Installation</text:span></text:p>
      <text:p text:style-name="P4"/>
      <text:p text:style-name="P4"><text:span text:style-name="Source_20_Text">To run the project locally, follow these steps:</text:span></text:p>
      <text:p text:style-name="P4"/>
      <text:p text:style-name="P4"><text:span text:style-name="Source_20_Text">```bash</text:span></text:p>
      <text:p text:style-name="P4"><text:span text:style-name="Source_20_Text">git clone https://github.com/your-username/financial-trading-analysis.git</text:span></text:p>
      <text:p text:style-name="P4"><text:span text:style-name="Source_20_Text">cd financial-trading-analysis</text:span></text:p>
      <text:p text:style-name="P4"><text:span text:style-name="Source_20_Text">python -m venv venv</text:span></text:p>
      <text:p text:style-name="P4"><text:span text:style-name="Source_20_Text">source venv/bin/activate <text:s/># On Windows, use venv\Scripts\activate</text:span></text:p>
      <text:p text:style-name="P6"><text:span text:style-name="Source_20_Text">pip install -r requirements.txt</text:span></text:p>
      <text:p text:style-name="P3"/>
      <text:h text:style-name="P1" text:outline-level="2">2. Usage</text:h>
      <text:h text:style-name="P2" text:outline-level="3">Running the Streaming Engine</text:h>
      <text:p text:style-name="P6">bash</text:p>
      <text:p text:style-name="P4"><text:span text:style-name="Source_20_Text">cd app/user_interface</text:span></text:p>
      <text:p text:style-name="P6"><text:span text:style-name="Source_20_Text">python app.py</text:span></text:p>
      <text:p text:style-name="P19">Visit <text:span text:style-name="Source_20_Text">http://localhost:5000</text:span> in your web browser to interact with the user interface.</text:p>
      <text:p text:style-name="P3"/>
      <text:h text:style-name="P1" text:outline-level="2">3. Project Structure</text:h>
      <text:p text:style-name="P19">The project follows the following structure:</text:p>
      <text:list xml:id="list2429652509" text:style-name="L12">
        <text:list-item>
          <text:p text:style-name="P32"><text:span text:style-name="Source_20_Text">app/</text:span></text:p>
          <text:list>
            <text:list-item>
              <text:p text:style-name="P32"><text:span text:style-name="Source_20_Text">streaming_engine.py</text:span>: Implementation of the streaming engine.</text:p>
            </text:list-item>
            <text:list-item>
              <text:p text:style-name="P32"><text:span text:style-name="Source_20_Text">query_processor.py</text:span>: Logic for executing queries on streaming data.</text:p>
            </text:list-item>
            <text:list-item>
              <text:p text:style-name="P32"><text:span text:style-name="Source_20_Text">analytics_engine.py</text:span>: Integration of analytics algorithms.</text:p>
            </text:list-item>
            <text:list-item>
              <text:p text:style-name="P32"><text:span text:style-name="Source_20_Text">user_interface/</text:span></text:p>
              <text:list>
                <text:list-item>
                  <text:p text:style-name="P32"><text:span text:style-name="Source_20_Text">app.py</text:span>: Flask application for the user interface.</text:p>
                </text:list-item>
                <text:list-item>
                  <text:p text:style-name="P32"><text:span text:style-name="Source_20_Text">templates/</text:span>: HTML templates for the user interface.</text:p>
                </text:list-item>
              </text:list>
            </text:list-item>
          </text:list>
        </text:list-item>
        <text:list-item>
          <text:p text:style-name="P18"><text:span text:style-name="Source_20_Text">requirements.txt</text:span><text:span text:style-name="Source_20_Text">: List of project dependencies.</text:span>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0T11:47:30.657477031</meta:creation-date>
    <dc:date>2024-01-20T13:21:45.709291784</dc:date>
    <meta:editing-duration>PT7M49S</meta:editing-duration>
    <meta:editing-cycles>1</meta:editing-cycles>
    <meta:document-statistic meta:table-count="0" meta:image-count="0" meta:object-count="0" meta:page-count="6" meta:paragraph-count="153" meta:word-count="1630" meta:character-count="11877" meta:non-whitespace-character-count="10478"/>
    <meta:generator>LibreOffice/6.4.7.2$Linux_X86_64 LibreOffice_project/40$Build-2</meta:generator>
  </office:meta>
</office:document-meta>
</file>